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?&gt;</text:p>
      <text:p text:style-name="Standard">&lt;web-app version="4.0" xmlns="http://xmlns.jcp.org/xml/ns/javaee" xmlns:xsi="http://www.w3.org/2001/XMLSchema-instance" xsi:schemaLocation="http://xmlns.jcp.org/xml/ns/javaee http://xmlns.jcp.org/xml/ns/javaee/web-app_4_0.xsd"&gt;</text:p>
      <text:p text:style-name="Standard"><text:s text:c="4"/>&lt;servlet&gt;</text:p>
      <text:p text:style-name="Standard"><text:s text:c="8"/>&lt;servlet-name&gt;Faces Servlet&lt;/servlet-name&gt;</text:p>
      <text:p text:style-name="Standard"><text:s text:c="8"/>&lt;servlet-class&gt;javax.faces.webapp.FacesServlet&lt;/servlet-class&gt;</text:p>
      <text:p text:style-name="Standard"><text:s text:c="8"/>&lt;load-on-startup&gt;1&lt;/load-on-startup&gt;</text:p>
      <text:p text:style-name="Standard"><text:s text:c="4"/>&lt;/servlet&gt;</text:p>
      <text:p text:style-name="Standard"><text:s text:c="4"/>&lt;servlet-mapping&gt;</text:p>
      <text:p text:style-name="Standard"><text:s text:c="8"/>&lt;servlet-name&gt;Faces Servlet&lt;/servlet-name&gt;</text:p>
      <text:p text:style-name="Standard"><text:s text:c="8"/>&lt;url-pattern&gt;/faces/*&lt;/url-pattern&gt;</text:p>
      <text:p text:style-name="Standard"><text:s text:c="4"/>&lt;/servlet-mapping&gt;</text:p>
      <text:p text:style-name="Standard"><text:s text:c="4"/>&lt;session-config&gt;</text:p>
      <text:p text:style-name="Standard"><text:s text:c="8"/>&lt;session-timeout&gt;</text:p>
      <text:p text:style-name="Standard"><text:s text:c="12"/>30</text:p>
      <text:p text:style-name="Standard"><text:s text:c="8"/>&lt;/session-timeout&gt;</text:p>
      <text:p text:style-name="Standard"><text:s text:c="4"/>&lt;/session-config&gt;</text:p>
      <text:p text:style-name="Standard"><text:s text:c="4"/>&lt;jsp-config&gt;</text:p>
      <text:p text:style-name="Standard"><text:s text:c="8"/>&lt;jsp-property-group&gt;</text:p>
      <text:p text:style-name="Standard"><text:s text:c="12"/>&lt;description&gt;JSP configuration for the store front&lt;/description&gt;</text:p>
      <text:p text:style-name="Standard"><text:s text:c="12"/>&lt;url-pattern&gt;/index.jsp&lt;/url-pattern&gt;</text:p>
      <text:p text:style-name="Standard"><text:s text:c="12"/>&lt;url-pattern&gt;/contact.jsp&lt;/url-pattern&gt;</text:p>
      <text:p text:style-name="Standard"><text:s text:c="12"/>&lt;!-- và các trang khác --&gt;</text:p>
      <text:p text:style-name="Standard"><text:s text:c="12"/>&lt;include-prelude&gt;/WEB-INF/jspf/header.jspf&lt;/include-prelude&gt;</text:p>
      <text:p text:style-name="Standard"><text:s text:c="12"/>&lt;include-coda&gt;/WEB-INF/jspf/footer.jspf&lt;/include-coda&gt;</text:p>
      <text:p text:style-name="Standard"><text:s text:c="8"/>&lt;/jsp-property-group&gt;</text:p>
      <text:p text:style-name="Standard"><text:s text:c="8"/>&lt;!-- optional for admin GUI --&gt;</text:p>
      <text:p text:style-name="Standard"><text:s text:c="8"/>&lt;jsp-property-group&gt;</text:p>
      <text:p text:style-name="Standard"><text:s text:c="12"/>&lt;description&gt;JSP configuration for the admin console&lt;/description&gt;</text:p>
      <text:p text:style-name="Standard"><text:s text:c="12"/>&lt;url-pattern&gt;/admin/*&lt;/url-pattern&gt;</text:p>
      <text:p text:style-name="Standard"><text:s text:c="12"/>&lt;include-prelude&gt;/WEB-INF/jspf/header.jspf&lt;/include-prelude&gt;</text:p>
      <text:p text:style-name="Standard"><text:s text:c="12"/>&lt;include-coda&gt;/WEB-INF/jspf/footer.jspf&lt;/include-coda&gt;</text:p>
      <text:p text:style-name="Standard"><text:s text:c="8"/>&lt;/jsp-property-group&gt;</text:p>
      <text:p text:style-name="Standard"><text:s text:c="4"/>&lt;/jsp-config&gt;</text:p>
      <text:p text:style-name="Standard"><text:s text:c="4"/></text:p>
      <text:p text:style-name="Standard"><text:s text:c="4"/>&lt;resource-ref&gt;</text:p>
      <text:p text:style-name="Standard"><text:s text:c="8"/>&lt;description&gt;DB Connection&lt;/description&gt;</text:p>
      <text:p text:style-name="Standard"><text:s text:c="8"/>&lt;res-ref-name&gt;jdbc/eMarket&lt;/res-ref-name&gt;</text:p>
      <text:p text:style-name="Standard"><text:s text:c="8"/>&lt;res-type&gt;javax.sql.ConnectionPoolDataSource&lt;/res-type&gt;</text:p>
      <text:p text:style-name="Standard"><text:s text:c="8"/>&lt;res-auth&gt;Container&lt;/res-auth&gt;</text:p>
      <text:p text:style-name="Standard"><text:s text:c="4"/>&lt;/resource-ref&gt;</text:p>
      <text:p text:style-name="Standard">&lt;/web-ap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6:43:18.768010778</meta:creation-date>
    <dc:date>2019-11-06T16:48:55.861621385</dc:date>
    <meta:editing-duration>PT5M38S</meta:editing-duration>
    <meta:editing-cycles>1</meta:editing-cycles>
    <meta:document-statistic meta:table-count="0" meta:image-count="0" meta:object-count="0" meta:page-count="1" meta:paragraph-count="41" meta:word-count="72" meta:character-count="1748" meta:non-whitespace-character-count="1414"/>
    <meta:generator>LibreOffice/6.0.7.3$Linux_X86_64 LibreOffice_project/00m0$Build-3</meta:generator>
  </office:meta>
</office:document-meta>
</file>